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mage_20_Cal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ffff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ext-properties fo:color="#f10d0c"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color="#ff8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libri" fo:font-size="11pt" style:font-size-asian="11pt" style:font-size-complex="11pt"/>
    </style:style>
    <style:style style:name="ce28" style:family="table-cell" style:parent-style-name="Default">
      <style:table-cell-properties fo:background-color="transparent"/>
      <style:text-properties style:font-name="Calibri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30" style:family="table-cell" style:parent-style-name="Default">
      <style:table-cell-properties fo:background-color="transparent"/>
      <style:text-properties fo:color="#ff8000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transparent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transparent"/>
      <style:text-properties style:font-name="Calibri" fo:font-size="11pt" style:font-name-asian="Arial1" style:font-size-asian="11pt" style:font-name-complex="Arial1" style:font-size-complex="11pt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color="#ff0000" style:font-name="Calibri" fo:font-size="11pt" style:font-size-asian="11pt" style:font-size-complex="11pt"/>
    </style:style>
    <style:style style:name="ce41" style:family="table-cell" style:parent-style-name="Default">
      <style:text-properties style:font-name="Calibri"/>
    </style:style>
    <style:style style:name="ce42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ext-properties fo:color="#bf819e" style:font-name="Calibri" fo:font-size="11pt" fo:font-weight="bold" style:font-size-asian="11pt" style:font-weight-asian="normal" style:font-name-complex="Arial" style:font-size-complex="11pt" style:font-weight-complex="normal"/>
    </style:style>
    <style:style style:name="ce48" style:family="table-cell" style:parent-style-name="Default">
      <style:text-properties fo:color="#a1467e" style:font-name="Calibri" fo:font-size="11pt" style:font-size-asian="11pt" style:font-size-complex="11pt"/>
    </style:style>
    <style:style style:name="ce57" style:family="table-cell" style:parent-style-name="Default">
      <style:text-properties fo:color="#808080" style:font-name="Calibri" fo:font-size="11pt" style:font-size-asian="11pt" style:font-size-complex="11pt"/>
    </style:style>
    <style:style style:name="ce52" style:family="table-cell" style:parent-style-name="Default"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7pt" style:font-size-asian="7pt" style:font-size-complex="7pt"/>
    </style:style>
    <style:style style:name="ce7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ext-properties fo:color="#729fcf" style:font-name="Calibri" fo:font-size="11pt" style:font-size-asian="11pt" style:font-name-complex="Arial1" style:font-size-complex="11pt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5983b0"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10" style:family="table-cell" style:parent-style-name="Default"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bf819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2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bf00" style:font-name="Calibri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808080" style:font-name="Calibri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style:font-size-asian="11pt" style:font-size-complex="11pt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fo:color="#ff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 style:data-style-name="N1">
      <style:text-properties fo:color="#ff8000" style:font-name="Calibri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ext-properties fo:color="#5983b0" style:font-name="Calibri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 style:data-style-name="N1">
      <style:table-cell-properties style:text-align-source="fix" style:repeat-content="false" style:rotation-align="none"/>
      <style:paragraph-properties fo:text-align="end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 style:data-style-name="N1"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 style:data-style-name="N1">
      <style:table-cell-properties style:text-align-source="fix" style:repeat-content="false" fo:border="0.74pt dotted #00a933" style:rotation-align="none"/>
      <style:paragraph-properties fo:text-align="center" fo:margin-left="0cm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182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ext-properties style:font-name="Calibri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ext-properties fo:color="#808080" style:font-name="Calibri" fo:font-size="11pt" fo:font-weight="bold" style:font-size-asian="11pt" style:font-weight-asian="normal" style:font-size-complex="11pt" style:font-weight-complex="normal"/>
    </style:style>
    <style:style style:name="ce322" style:family="table-cell" style:parent-style-name="Default" style:data-style-name="N1">
      <style:text-properties style:font-name="Calibri" fo:font-size="11pt" fo:font-weight="bold" style:font-size-asian="11pt" style:font-weight-asian="normal" style:font-size-complex="11pt" style:font-weight-complex="normal"/>
    </style:style>
    <style:style style:name="ce194" style:family="table-cell" style:parent-style-name="Default">
      <style:text-properties fo:font-size="10pt" style:font-size-asian="10pt" style:font-size-complex="10pt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3838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color="#808080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3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20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ext-properties fo:color="#808080"/>
    </style:style>
    <style:style style:name="ce74" style:family="table-cell" style:parent-style-name="Default">
      <style:table-cell-properties fo:background-color="transparent"/>
      <style:text-properties fo:color="#808080"/>
    </style:style>
    <style:style style:name="ce227" style:family="table-cell" style:parent-style-name="Default">
      <style:table-cell-properties fo:background-color="transparent"/>
      <style:text-properties fo:color="#808080" style:font-name="Calibri" fo:font-size="11pt" fo:font-weight="bold" style:font-size-asian="11pt" style:font-size-complex="11pt"/>
    </style:style>
    <style:style style:name="ce6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>
      <style:text-properties style:font-name="Calibri" fo:font-size="11pt" fo:font-weight="bold" style:font-size-asian="11pt" style:font-weight-asian="normal" style:font-name-complex="Arial1" style:font-size-complex="11pt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a933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808080" fo:font-weight="bold" style:font-weight-asian="bold" style:font-weight-complex="bold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ucida Sans Unicode" style:font-name-complex="Arial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6" style:family="text">
      <style:text-properties fo:color="#a1467e" fo:font-weight="bold" style:font-weight-asian="bold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3838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2185&quot;;&quot;2322&quot;;&quot;2597&quot;)" table:allow-empty-cell="false" table:display-list="unsorted" table:base-cell-address="'Simple DPS Calc'.E2">
          <table:help-message table:title="Armour Type" table:display="false">
            <text:p>Light</text:p>
            <text:p>Medium</text:p>
            <text:p>Heavy</text:p>
          </table:help-message>
          <table:error-message table:message-type="stop" table:display="true"/>
        </table:content-validation>
        <table:content-validation table:name="val2" table:condition="of:cell-content-is-whole-number() and cell-content()&lt;=25" table:allow-empty-cell="true" table:base-cell-address="'Simple DPS Calc'.G5">
          <table:error-message table:message-type="stop" table:title="Might" table:display="true">
            <text:p>Enter a value between 0 and 25</text:p>
          </table:error-message>
        </table:content-validation>
        <table:content-validation table:name="val3" table:condition="of:cell-content-is-in-list(&quot;0&quot;;&quot;25&quot;;&quot;30&quot;;&quot;40&quot;;&quot;50&quot;)" table:allow-empty-cell="false" table:display-list="sort-ascending" table:base-cell-address="'Simple DPS Calc'.H9">
          <table:error-message table:message-type="stop" table:display="true"/>
        </table:content-validation>
        <table:content-validation table:name="val4" table:condition="of:cell-content-is-whole-number() and cell-content()&lt;=25" table:allow-empty-cell="true" table:base-cell-address="'Simple DPS Calc'.G11">
          <table:error-message table:message-type="stop" table:title="Vulnerability" table:display="true">
            <text:p>Enter a value between 0 and 25</text:p>
          </table:error-message>
        </table:content-validation>
        <table:content-validation table:name="val5" table:condition="of:cell-content-is-whole-number() and cell-content()&lt;=25" table:allow-empty-cell="true" table:base-cell-address="'Simple DPS Calc'.G9">
          <table:error-message table:message-type="stop" table:title="Sigil of Perception" table:display="true">
            <text:p>Enter a value between 0 and 25</text:p>
          </table:error-message>
        </table:content-validation>
      </table:content-validations>
      <table:table table:name="Instructions" table:style-name="ta1">
        <table:table-column table:style-name="co1" table:default-cell-style-name="ce31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7" table:number-columns-repeated="2"/>
          <table:table-cell table:style-name="ce37"/>
          <table:table-cell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Yes, I know you probably don’t want them or need them but here they are, as much for my own sanity as they are a rough guide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 office:value-type="string" calcext:value-type="string">
            <text:p>At the bottom of the screen are a set of Tabs, known as Sheets and below is a rough guide to what each sheet is and what it does.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8"/>
          <table:table-cell table:style-name="ce37"/>
          <table:table-cell/>
        </table:table-row>
        <table:table-row table:style-name="ro1">
          <table:table-cell table:style-name="ce24" office:value-type="string" calcext:value-type="string">
            <text:p>Disclaimer</text:p>
          </table:table-cell>
          <table:table-cell table:style-name="ce23" office:value-type="string" calcext:value-type="string">
            <text:p>This spreadsheet is not aimed at min-maxers due to its inherent limitation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2"/>
          <table:table-cell table:style-name="ce38"/>
          <table:table-cell table:number-columns-repeated="10"/>
        </table:table-row>
        <table:table-row table:style-name="ro1">
          <table:table-cell table:style-name="ce25" office:value-type="string" calcext:value-type="string">
            <text:p>A Quick Note</text:p>
          </table:table-cell>
          <table:table-cell table:style-name="ce27" office:value-type="string" calcext:value-type="string">
            <text:p><text:span text:style-name="T1">GREEN</text:span><text:span text:style-name="T2"> values and cells with a green border </text:span>are safe to chang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office:value-type="string" calcext:value-type="string">
            <text:p><text:span text:style-name="T3">GREY</text:span> values are there for visibility and reference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3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office:value-type="string" calcext:value-type="string">
            <text:p>Simple DPS Calc</text:p>
          </table:table-cell>
          <table:table-cell table:style-name="ce27" office:value-type="string" calcext:value-type="string">
            <text:p>Allows the DPS for individual skills to be worked out and can serve as a rudimentary DPS calculator of sorts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<text:span text:style-name="T4">Replace the </text:span><text:span text:style-name="T5">GREEN</text:span><text:span text:style-name="T2"> values with your own along with the expected amount of Might, Fury and Vulnerability.</text:span>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Suggestions are made for a suitable <text:span text:style-name="T6">Rune</text:span> and <text:span text:style-name="T7">Consumables</text:span>.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table:style-name="ce26"/>
          <table:table-cell table:style-name="ce27" office:value-type="string" calcext:value-type="string">
            <text:p>The <text:span text:style-name="T8">Base Crit</text:span> value shows the expected damage before the <text:span text:style-name="T6">Rune</text:span> modifiers are applied.</text:p>
          </table:table-cell>
          <table:table-cell table:style-name="ce27" table:number-columns-repeated="2"/>
          <table:table-cell table:number-columns-repeated="10"/>
        </table:table-row>
        <table:table-row table:style-name="ro1" table:number-rows-repeated="18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2">
          <table:table-cell table:style-name="ce27"/>
          <table:table-cell table:style-name="ce26"/>
          <table:table-cell table:style-name="ce27" table:number-columns-repeated="2"/>
          <table:table-cell table:style-name="ce41"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1"/>
          <table:table-cell table:style-name="ce27" table:number-columns-repeated="3"/>
          <table:table-cell table:style-name="ce41"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style-name="ce41" table:number-columns-repeated="10"/>
        </table:table-row>
        <table:table-row table:style-name="ro1">
          <table:table-cell table:style-name="ce26"/>
          <table:table-cell table:style-name="ce32"/>
          <table:table-cell table:style-name="ce27" table:number-columns-repeated="2"/>
          <table:table-cell table:number-columns-repeated="10"/>
        </table:table-row>
        <table:table-row table:style-name="ro1" table:number-rows-repeated="9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 table:number-rows-repeated="6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3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5"/>
          <table:table-cell table:style-name="ce29"/>
          <table:table-cell/>
          <table:table-cell table:style-name="ce34"/>
          <table:table-cell/>
          <table:table-cell table:style-name="ce42" table:number-columns-repeated="7"/>
          <table:table-cell/>
        </table:table-row>
        <table:table-row table:style-name="ro1">
          <table:table-cell table:style-name="ce29"/>
          <table:table-cell table:style-name="ce34"/>
          <table:table-cell table:style-name="ce29"/>
          <table:table-cell table:number-columns-repeated="3"/>
          <table:table-cell table:style-name="ce42" table:number-columns-repeated="7"/>
          <table:table-cell/>
        </table:table-row>
        <table:table-row table:style-name="ro2">
          <table:table-cell table:style-name="ce29"/>
          <table:table-cell table:style-name="ce34"/>
          <table:table-cell table:style-name="ce29"/>
          <table:table-cell/>
          <table:table-cell table:style-name="ce34"/>
          <table:table-cell table:style-name="ce29"/>
          <table:table-cell table:style-name="ce90"/>
          <table:table-cell table:style-name="ce42" table:number-columns-repeated="6"/>
          <table:table-cell/>
        </table:table-row>
        <table:table-row table:style-name="ro1">
          <table:table-cell table:style-name="ce29"/>
          <table:table-cell table:style-name="ce31"/>
          <table:table-cell table:number-columns-repeated="2"/>
          <table:table-cell table:style-name="ce42" table:number-columns-repeated="9"/>
          <table:table-cell/>
        </table:table-row>
        <table:table-row table:style-name="ro1" table:number-rows-repeated="6">
          <table:table-cell table:style-name="ce29"/>
          <table:table-cell table:style-name="ce28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9"/>
          <table:table-cell table:style-name="ce34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 table:number-rows-repeated="2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30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 table:number-rows-repeated="2">
          <table:table-cell table:style-name="ce28"/>
          <table:table-cell table:style-name="ce36"/>
          <table:table-cell table:style-name="ce29" table:number-columns-repeated="2"/>
          <table:table-cell table:style-name="ce42" table:number-columns-repeated="9"/>
          <table:table-cell/>
        </table:table-row>
        <table:table-row table:style-name="ro1">
          <table:table-cell table:style-name="ce28"/>
          <table:table-cell table:style-name="ce29" table:number-columns-repeated="3"/>
          <table:table-cell table:style-name="ce42" table:number-columns-repeated="9"/>
          <table:table-cell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2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3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 table:number-columns-repeated="2"/>
          <table:table-cell table:style-name="ce27"/>
          <table:table-cell table:style-name="ce26"/>
          <table:table-cell table:number-columns-repeated="10"/>
        </table:table-row>
        <table:table-row table:style-name="ro1" table:number-rows-repeated="5">
          <table:table-cell table:style-name="ce26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26"/>
          <table:table-cell table:number-columns-repeated="2"/>
          <table:table-cell table:style-name="ce27"/>
          <table:table-cell table:number-columns-repeated="10"/>
        </table:table-row>
        <table:table-row table:style-name="ro3" table:number-rows-repeated="1048475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imple DPS Calc" table:style-name="ta2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242" table:default-cell-style-name="Default"/>
        <table:table-row table:style-name="ro1">
          <table:table-cell/>
          <table:table-cell table:style-name="ce22" office:value-type="string" calcext:value-type="string">
            <text:p>Base Power</text:p>
          </table:table-cell>
          <table:table-cell table:style-name="ce109" office:value-type="string" calcext:value-type="string">
            <text:p>Weapon</text:p>
          </table:table-cell>
          <table:table-cell table:style-name="ce121" office:value-type="string" calcext:value-type="string">
            <text:p>Skill Coeff</text:p>
          </table:table-cell>
          <table:table-cell table:style-name="ce109" office:value-type="string" calcext:value-type="string">
            <text:p>vs Armor</text:p>
          </table:table-cell>
          <table:table-cell table:style-name="ce109" office:value-type="string" calcext:value-type="string">
            <text:p>Crit Chance</text:p>
          </table:table-cell>
          <table:table-cell table:style-name="ce109" office:value-type="string" calcext:value-type="string">
            <text:p>Crit Dmg</text:p>
          </table:table-cell>
          <table:table-cell table:style-name="ce159" office:value-type="string" calcext:value-type="string">
            <text:p>Base Dmg</text:p>
          </table:table-cell>
          <table:table-cell table:style-name="ce177" office:value-type="string" calcext:value-type="string">
            <text:p>Base Crit</text:p>
          </table:table-cell>
          <table:table-cell table:style-name="ce27"/>
          <table:table-cell table:number-columns-repeated="243"/>
        </table:table-row>
        <table:table-row table:style-name="ro1">
          <table:table-cell table:style-name="ce22" office:value-type="string" calcext:value-type="string">
            <text:p>Stats with No Runes</text:p>
          </table:table-cell>
          <table:table-cell table:style-name="ce63" office:value-type="float" office:value="2599" calcext:value-type="float">
            <text:p>2599</text:p>
          </table:table-cell>
          <table:table-cell table:style-name="ce113" office:value-type="float" office:value="968.5" calcext:value-type="float">
            <text:p>968.5</text:p>
          </table:table-cell>
          <table:table-cell table:style-name="ce63" office:value-type="float" office:value="0.8" calcext:value-type="float">
            <text:p>0.8</text:p>
          </table:table-cell>
          <table:table-cell table:style-name="ce119" table:content-validation-name="val1" office:value-type="float" office:value="2185" calcext:value-type="float">
            <text:p>2185</text:p>
          </table:table-cell>
          <table:table-cell table:style-name="ce129" table:formula="of:=67.61-10.71+1.1" office:value-type="float" office:value="58" calcext:value-type="float">
            <text:p>58.00</text:p>
          </table:table-cell>
          <table:table-cell table:style-name="ce129" office:value-type="float" office:value="231" calcext:value-type="float">
            <text:p>231.00</text:p>
          </table:table-cell>
          <table:table-cell table:style-name="ce162" table:formula="of:=(([.B2]+([.I10]*30))*[.C2]*[.D2])/[.E2]*(1+([.I14]/100))" office:value-type="float" office:value="921.604210526316" calcext:value-type="float">
            <text:p>922</text:p>
          </table:table-cell>
          <table:table-cell table:style-name="ce173" table:formula="of:=((([.B2]+([.I10]*30))*[.C2]*[.D2])+((([.B2]+([.I10]*30))*[.C2]*[.D2])*(1+(((IF([.F2]+[.I11]&lt;100;[.F2]+[.I11];100)))/100)*(([.G2]/100)-1))))/[.E2]*(1+([.I14]/100))" office:value-type="float" office:value="2543.44330021053" calcext:value-type="float">
            <text:p>2543</text:p>
          </table:table-cell>
          <table:table-cell table:style-name="ce27"/>
          <table:table-cell table:number-columns-repeated="243"/>
        </table:table-row>
        <table:table-row table:style-name="ro1">
          <table:table-cell/>
          <table:table-cell table:style-name="ce66" office:value-type="string" calcext:value-type="string" table:number-columns-spanned="3" table:number-rows-spanned="1">
            <text:p>(The 0.8 Coefficient is averaged from all Greatsword auto-attacks)</text:p>
          </table:table-cell>
          <table:covered-table-cell table:style-name="ce114"/>
          <table:covered-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/>
          <table:table-cell table:style-name="ce66"/>
          <table:table-cell table:style-name="ce114"/>
          <table:table-cell table:style-name="ce27"/>
          <table:table-cell table:number-columns-repeated="2"/>
          <table:table-cell table:style-name="ce120"/>
          <table:table-cell table:style-name="ce165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40" office:value-type="string" calcext:value-type="string">
            <text:p>Recommended Rune</text:p>
          </table:table-cell>
          <table:table-cell table:style-name="ce75"/>
          <table:table-cell table:number-columns-repeated="3"/>
          <table:table-cell table:style-name="ce109" table:number-columns-repeated="2"/>
          <table:table-cell table:style-name="ce159"/>
          <table:table-cell table:style-name="ce177"/>
          <table:table-cell table:style-name="ce187" office:value-type="string" calcext:value-type="string">
            <text:p>Estimated DPS</text:p>
          </table:table-cell>
          <table:table-cell table:number-columns-repeated="243"/>
        </table:table-row>
        <table:table-row table:style-name="ro1">
          <table:table-cell table:style-name="ce44" table:formula="of:=IF(COUNTIF([.H27:.H36];[.I26])=1;INDEX([.A27:.H36];MATCH([.I26];[.H27:.H36]);1);&quot;&quot;)" office:value-type="string" office:string-value="Infiltration" calcext:value-type="string">
            <text:p>Infiltration</text:p>
          </table:table-cell>
          <table:table-cell table:style-name="ce75" table:formula="of:=[.B2]+VLOOKUP([.$A$6];[.$A$27:.$F$36];2;0)" office:value-type="float" office:value="2774" calcext:value-type="float">
            <text:p>2774</text:p>
          </table:table-cell>
          <table:table-cell table:number-columns-repeated="3"/>
          <table:table-cell table:style-name="ce136" table:formula="of:=[.F2]+VLOOKUP([.$A$6];[.$A$27:.$F$36];5;0)" office:value-type="float" office:value="68.7142857142857" calcext:value-type="float">
            <text:p>68.71</text:p>
          </table:table-cell>
          <table:table-cell table:style-name="ce75" table:formula="of:=[.G2]+VLOOKUP([.$A$6];[.$A$27:.$F$36];6;0)" office:value-type="float" office:value="231" calcext:value-type="float">
            <text:p>231</text:p>
          </table:table-cell>
          <table:table-cell table:style-name="ce150" table:formula="of:=VLOOKUP([.A6];[.A27:.H36];7)" office:value-type="float" office:value="983.659130434783" calcext:value-type="float">
            <text:p>984</text:p>
          </table:table-cell>
          <table:table-cell table:style-name="ce174" table:formula="of:=VLOOKUP([.A6];[.A27:.H36];8)" office:value-type="float" office:value="3892.8570068703" calcext:value-type="float">
            <text:p>3893</text:p>
          </table:table-cell>
          <table:table-cell table:style-name="ce188" table:formula="of:=[.I6]*6.5" office:value-type="float" office:value="25303.5705446569" calcext:value-type="float">
            <text:p>25304</text:p>
          </table:table-cell>
          <table:table-cell/>
          <table:table-cell table:style-name="ce80"/>
          <table:table-cell table:number-columns-repeated="241"/>
        </table:table-row>
        <table:table-row table:style-name="ro1">
          <table:table-cell table:style-name="ce48"/>
          <table:table-cell table:style-name="ce27" table:number-columns-repeated="3"/>
          <table:table-cell table:style-name="ce122" office:value-type="string" calcext:value-type="string">
            <text:p>Runes + Fury</text:p>
          </table:table-cell>
          <table:table-cell table:style-name="ce131" table:formula="of:=([.F2]+[.I11])+VLOOKUP([.$A$6];[.$A$27:.$F$36];5;0)" office:value-type="float" office:value="68.7142857142857" calcext:value-type="float">
            <text:p>68.71</text:p>
          </table:table-cell>
          <table:table-cell table:number-columns-repeated="2"/>
          <table:table-cell table:style-name="ce27"/>
          <table:table-cell table:style-name="ce58"/>
          <table:table-cell table:style-name="ce194"/>
          <table:table-cell table:style-name="ce80"/>
          <table:table-cell table:number-columns-repeated="241"/>
        </table:table-row>
        <table:table-row table:style-name="ro1">
          <table:table-cell table:style-name="ce27"/>
          <table:table-cell table:style-name="ce79"/>
          <table:table-cell table:style-name="ce27" table:number-columns-repeated="2"/>
          <table:table-cell table:number-columns-repeated="4"/>
          <table:table-cell table:style-name="ce27" table:number-columns-repeated="2"/>
          <table:table-cell/>
          <table:table-cell table:style-name="ce80"/>
          <table:table-cell table:number-columns-repeated="241"/>
        </table:table-row>
        <table:table-row table:style-name="ro1">
          <table:table-cell table:style-name="ce22" office:value-type="string" calcext:value-type="string">
            <text:p>Enhancement</text:p>
          </table:table-cell>
          <table:table-cell table:style-name="ce85" table:formula="of:=IF(COUNTIF([.J43:.J47];[.K42])=1;INDEX([.A43:.J47];MATCH([.K42];[.J43:.J47]);1);INDEX([.A43:.J47];1;1))" office:value-type="string" office:string-value="Potent Superior Sharpening Stone" calcext:value-type="string">
            <text:p>Potent Superior Sharpening Stone</text:p>
          </table:table-cell>
          <table:table-cell table:style-name="ce27" table:number-columns-repeated="3"/>
          <table:table-cell/>
          <table:table-cell table:style-name="ce134" office:value-type="string" calcext:value-type="string">
            <text:p>Modifiers</text:p>
          </table:table-cell>
          <table:table-cell table:style-name="ce154" office:value-type="string" calcext:value-type="string">
            <text:p>Boons</text:p>
          </table:table-cell>
          <table:table-cell table:style-name="ce178" office:value-type="string" calcext:value-type="string">
            <text:p>Stacks</text:p>
          </table:table-cell>
          <table:table-cell table:style-name="ce58"/>
          <table:table-cell table:style-name="ce104"/>
          <table:table-cell table:style-name="ce209" table:content-validation-name="val2"/>
          <table:table-cell table:number-columns-repeated="241"/>
        </table:table-row>
        <table:table-row table:style-name="ro1">
          <table:table-cell table:style-name="ce22" office:value-type="string" calcext:value-type="string">
            <text:p>Nourishment</text:p>
          </table:table-cell>
          <table:table-cell table:style-name="ce85" table:formula="of:=IF(COUNTIF([.J52:.J60];[.K51])=1;INDEX([.A52:.J60];MATCH([.K51];[.J52:.J60]);1);INDEX([.A52:.J60];1;1))" office:value-type="string" office:string-value="Plate of Jerk Poultry" calcext:value-type="string">
            <text:p>Plate of Jerk Poultry</text:p>
          </table:table-cell>
          <table:table-cell table:style-name="ce27" table:number-columns-repeated="3"/>
          <table:table-cell/>
          <table:table-cell table:style-name="ce27"/>
          <table:table-cell table:style-name="ce134" office:value-type="string" calcext:value-type="string">
            <text:p>Might</text:p>
          </table:table-cell>
          <table:table-cell table:style-name="ce179" table:content-validation-name="val2" office:value-type="float" office:value="0" calcext:value-type="float">
            <text:p>0</text:p>
          </table:table-cell>
          <table:table-cell table:style-name="ce58"/>
          <table:table-cell table:style-name="ce104"/>
          <table:table-cell table:style-name="ce209" table:content-validation-name="val5"/>
          <table:table-cell table:number-columns-repeated="241"/>
        </table:table-row>
        <table:table-row table:style-name="ro1">
          <table:table-cell table:style-name="ce27" table:number-columns-repeated="5"/>
          <table:table-cell/>
          <table:table-cell table:style-name="ce27"/>
          <table:table-cell table:style-name="ce291" office:value-type="string" calcext:value-type="string">
            <text:p>Fury %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style-name="ce58"/>
          <table:table-cell table:style-name="ce60"/>
          <table:table-cell table:style-name="ce105"/>
          <table:table-cell table:number-columns-repeated="241"/>
        </table:table-row>
        <table:table-row table:style-name="ro1">
          <table:table-cell table:style-name="ce27" table:number-columns-repeated="5"/>
          <table:table-cell/>
          <table:table-cell table:style-name="ce27" table:number-columns-repeated="2"/>
          <table:table-cell table:style-name="ce120"/>
          <table:table-cell table:style-name="ce58"/>
          <table:table-cell table:style-name="ce81"/>
          <table:table-cell table:style-name="ce116"/>
          <table:table-cell table:number-columns-repeated="241"/>
        </table:table-row>
        <table:table-row table:style-name="ro1">
          <table:table-cell table:style-name="ce27" table:number-columns-repeated="5"/>
          <table:table-cell/>
          <table:table-cell table:style-name="ce27"/>
          <table:table-cell table:style-name="ce161" office:value-type="string" calcext:value-type="string">
            <text:p>Conditions</text:p>
          </table:table-cell>
          <table:table-cell table:style-name="ce181" office:value-type="string" calcext:value-type="string">
            <text:p>Stacks</text:p>
          </table:table-cell>
          <table:table-cell table:style-name="ce58"/>
          <table:table-cell table:style-name="ce104"/>
          <table:table-cell table:style-name="ce209" table:content-validation-name="val4"/>
          <table:table-cell table:number-columns-repeated="241"/>
        </table:table-row>
        <table:table-row table:style-name="ro1">
          <table:table-cell table:style-name="ce27" table:number-columns-repeated="5"/>
          <table:table-cell/>
          <table:table-cell table:style-name="ce27"/>
          <table:table-cell table:style-name="ce134" office:value-type="string" calcext:value-type="string">
            <text:p>Vulnerability</text:p>
          </table:table-cell>
          <table:table-cell table:style-name="ce179" table:content-validation-name="val4" office:value-type="float" office:value="0" calcext:value-type="float">
            <text:p>0</text:p>
          </table:table-cell>
          <table:table-cell table:style-name="ce27"/>
          <table:table-cell table:number-columns-repeated="243"/>
        </table:table-row>
        <table:table-row table:style-name="ro1" table:number-rows-repeated="9">
          <table:table-cell table:style-name="ce27" table:number-columns-repeated="6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57" office:value-type="string" calcext:value-type="string">
            <text:p>Lookup tables left visible here for easy reference.</text:p>
          </table:table-cell>
          <table:table-cell table:style-name="ce27" table:number-columns-repeated="5"/>
          <table:table-cell table:style-name="ce120" table:number-columns-repeated="2"/>
          <table:table-cell table:style-name="ce27" table:number-columns-repeated="2"/>
          <table:table-cell table:number-columns-repeated="243"/>
        </table:table-row>
        <table:table-row table:style-name="ro1">
          <table:table-cell table:style-name="ce27" table:number-columns-repeated="6"/>
          <table:table-cell table:style-name="ce120" table:number-columns-repeated="2"/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number-columns-repeated="243"/>
        </table:table-row>
        <table:table-row table:style-name="ro1">
          <table:table-cell table:style-name="ce52" office:value-type="string" calcext:value-type="string">
            <text:p>Power Rune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47" office:value-type="string" calcext:value-type="string">
            <text:p>Crit Chance</text:p>
          </table:table-cell>
          <table:table-cell table:style-name="ce147" office:value-type="string" calcext:value-type="string">
            <text:p>Crit Dmg</text:p>
          </table:table-cell>
          <table:table-cell table:style-name="ce147" office:value-type="string" calcext:value-type="string">
            <text:p>PvE Base</text:p>
          </table:table-cell>
          <table:table-cell table:style-name="ce147" office:value-type="string" calcext:value-type="string">
            <text:p>PvE Crit</text:p>
          </table:table-cell>
          <table:table-cell table:style-name="ce139" table:formula="of:=MAX([.H27:.H36])" office:value-type="float" office:value="3892.8570068703" calcext:value-type="float">
            <text:p>3893</text:p>
          </table:table-cell>
          <table:table-cell table:style-name="ce151" table:formula="of:=COUNTIF([.H27:.H36];[.I26])" office:value-type="float" office:value="1" calcext:value-type="float">
            <text:p>1</text:p>
          </table:table-cell>
          <table:table-cell table:style-name="ce49"/>
          <table:table-cell table:style-name="ce15" table:number-columns-repeated="242"/>
        </table:table-row>
        <table:table-row table:style-name="ro1">
          <table:table-cell table:style-name="ce53" office:value-type="string" calcext:value-type="string">
            <text:p>Chronomancer</text:p>
          </table:table-cell>
          <table:table-cell table:style-name="ce102" office:value-type="float" office:value="175" calcext:value-type="float">
            <text:p>175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style-name="ce111" table:formula="of:=([.C27]/21)" office:value-type="float" office:value="4.76190476190476" calcext:value-type="float">
            <text:p>4.76</text:p>
          </table:table-cell>
          <table:table-cell table:style-name="ce111"/>
          <table:table-cell table:style-name="ce164" table:formula="of:=(([.$B$2]+[.$B27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27]+VLOOKUP([.$B$9];[.$A$43:.$J$47];2;0)+VLOOKUP([.$B$10];[.$A$52:.$J$60];2;0)+([.$I$10]*30))*[.C$2]*[.D$2])+((([.$B$2]+[.$B27]+VLOOKUP([.$B$9];[.$A$43:.$J$47];2;0)+VLOOKUP([.$B$10];[.$A$52:.$J$60];2;0)+([.$I$10]*30))*[.C$2]*[.D$2])*(1+(((IF([.F$2]+[.E27]+[.I$11]+VLOOKUP([.$B$9];[.$A$43:.$E$47];5;0)+VLOOKUP([.$B$10];[.$A$52:.$E$60];5;0)&lt;100;[.F$2]+[.E27]+[.I$11]+VLOOKUP([.$B$9];[.$A$43:.$E$47];5;0)+VLOOKUP([.$B$10];[.$A$52:.$E$60];5;0);100)))/100)*((1+([.G$2]+[.F27]+VLOOKUP([.$B$9];[.$A$43:.$F$47];6;0)+VLOOKUP([.$B$10];[.$A$52:.$F$60];6;0))/100)-1))))/[.E$2]*(1+([.$I$14]/100))" office:value-type="float" office:value="3743.64510977648" calcext:value-type="float">
            <text:p>3744</text:p>
          </table:table-cell>
          <table:table-cell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eadeye</text:p>
          </table:table-cell>
          <table:table-cell table:style-name="ce103" office:value-type="float" office:value="175" calcext:value-type="float">
            <text:p>175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100" calcext:value-type="float">
            <text:p>100</text:p>
          </table:table-cell>
          <table:table-cell table:style-name="ce111" table:formula="of:=([.C28]/21)" office:value-type="float" office:value="5.95238095238095" calcext:value-type="float">
            <text:p>5.95</text:p>
          </table:table-cell>
          <table:table-cell table:style-name="ce111" table:formula="of:=([.D28]/15)" office:value-type="float" office:value="6.66666666666667" calcext:value-type="float">
            <text:p>6.67</text:p>
          </table:table-cell>
          <table:table-cell table:style-name="ce164" table:formula="of:=(([.$B$2]+[.$B28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28]+VLOOKUP([.$B$9];[.$A$43:.$J$47];2;0)+VLOOKUP([.$B$10];[.$A$52:.$J$60];2;0)+([.$I$10]*30))*[.C$2]*[.D$2])+((([.$B$2]+[.$B28]+VLOOKUP([.$B$9];[.$A$43:.$J$47];2;0)+VLOOKUP([.$B$10];[.$A$52:.$J$60];2;0)+([.$I$10]*30))*[.C$2]*[.D$2])*(1+(((IF([.F$2]+[.E28]+[.I$11]+VLOOKUP([.$B$9];[.$A$43:.$E$47];5;0)+VLOOKUP([.$B$10];[.$A$52:.$E$60];5;0)&lt;100;[.F$2]+[.E28]+[.I$11]+VLOOKUP([.$B$9];[.$A$43:.$E$47];5;0)+VLOOKUP([.$B$10];[.$A$52:.$E$60];5;0);100)))/100)*((1+([.G$2]+[.F28]+VLOOKUP([.$B$9];[.$A$43:.$F$47];6;0)+VLOOKUP([.$B$10];[.$A$52:.$F$60];6;0))/100)-1))))/[.E$2]*(1+([.$I$14]/100))" office:value-type="float" office:value="3819.75394294347" calcext:value-type="float">
            <text:p>3820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Dragonhunter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/>
          <table:table-cell table:style-name="ce103" table:formula="of:=125+100+50+25" office:value-type="float" office:value="300" calcext:value-type="float">
            <text:p>300</text:p>
          </table:table-cell>
          <table:table-cell table:style-name="ce111"/>
          <table:table-cell table:style-name="ce111" table:formula="of:=([.D29]/15)" office:value-type="float" office:value="20" calcext:value-type="float">
            <text:p>20.00</text:p>
          </table:table-cell>
          <table:table-cell table:style-name="ce164" table:formula="of:=(([.$B$2]+[.$B29]+([.$I$10]*30))*[.C$2]*[.D$2])/[.E$2]*(1+([.$I$14]/100))" office:value-type="float" office:value="957.064164759726" calcext:value-type="float">
            <text:p>957</text:p>
          </table:table-cell>
          <table:table-cell table:style-name="ce170" table:formula="of:=((([.$B$2]+[.$B29]+VLOOKUP([.$B$9];[.$A$43:.$J$47];2;0)+VLOOKUP([.$B$10];[.$A$52:.$J$60];2;0)+([.$I$10]*30))*[.C$2]*[.D$2])+((([.$B$2]+[.$B29]+VLOOKUP([.$B$9];[.$A$43:.$J$47];2;0)+VLOOKUP([.$B$10];[.$A$52:.$J$60];2;0)+([.$I$10]*30))*[.C$2]*[.D$2])*(1+(((IF([.F$2]+[.E29]+[.I$11]+VLOOKUP([.$B$9];[.$A$43:.$E$47];5;0)+VLOOKUP([.$B$10];[.$A$52:.$E$60];5;0)&lt;100;[.F$2]+[.E29]+[.I$11]+VLOOKUP([.$B$9];[.$A$43:.$E$47];5;0)+VLOOKUP([.$B$10];[.$A$52:.$E$60];5;0);100)))/100)*((1+([.G$2]+[.F29]+VLOOKUP([.$B$9];[.$A$43:.$F$47];6;0)+VLOOKUP([.$B$10];[.$A$52:.$F$60];6;0))/100)-1))))/[.E$2]*(1+([.$I$14]/100))" office:value-type="float" office:value="3658.24929199707" calcext:value-type="float">
            <text:p>3658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Eagle</text:p>
          </table:table-cell>
          <table:table-cell table:style-name="ce102"/>
          <table:table-cell table:style-name="ce102" table:formula="of:=100+50+25" office:value-type="float" office:value="175" calcext:value-type="float">
            <text:p>175</text:p>
          </table:table-cell>
          <table:table-cell table:style-name="ce102" table:formula="of:=125+65+35" office:value-type="float" office:value="225" calcext:value-type="float">
            <text:p>225</text:p>
          </table:table-cell>
          <table:table-cell table:style-name="ce111" table:formula="of:=([.C30]/21)" office:value-type="float" office:value="8.33333333333333" calcext:value-type="float">
            <text:p>8.33</text:p>
          </table:table-cell>
          <table:table-cell table:style-name="ce111" table:formula="of:=([.D30]/15)" office:value-type="float" office:value="15" calcext:value-type="float">
            <text:p>15.00</text:p>
          </table:table-cell>
          <table:table-cell table:style-name="ce164" table:formula="of:=(([.$B$2]+[.$B30]+([.$I$10]*30))*[.C$2]*[.D$2])/[.E$2]*(1+([.$I$14]/100))" office:value-type="float" office:value="921.604210526316" calcext:value-type="float">
            <text:p>922</text:p>
          </table:table-cell>
          <table:table-cell table:style-name="ce170" table:formula="of:=((([.$B$2]+[.$B30]+VLOOKUP([.$B$9];[.$A$43:.$J$47];2;0)+VLOOKUP([.$B$10];[.$A$52:.$J$60];2;0)+([.$I$10]*30))*[.C$2]*[.D$2])+((([.$B$2]+[.$B30]+VLOOKUP([.$B$9];[.$A$43:.$J$47];2;0)+VLOOKUP([.$B$10];[.$A$52:.$J$60];2;0)+([.$I$10]*30))*[.C$2]*[.D$2])*(1+(((IF([.F$2]+[.E30]+[.I$11]+VLOOKUP([.$B$9];[.$A$43:.$E$47];5;0)+VLOOKUP([.$B$10];[.$A$52:.$E$60];5;0)&lt;100;[.F$2]+[.E30]+[.I$11]+VLOOKUP([.$B$9];[.$A$43:.$E$47];5;0)+VLOOKUP([.$B$10];[.$A$52:.$E$60];5;0);100)))/100)*((1+([.G$2]+[.F30]+VLOOKUP([.$B$9];[.$A$43:.$F$47];6;0)+VLOOKUP([.$B$10];[.$A$52:.$F$60];6;0))/100)-1))))/[.E$2]*(1+([.$I$14]/100))" office:value-type="float" office:value="3715.77634453346" calcext:value-type="float">
            <text:p>3716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3" office:value-type="string" calcext:value-type="string">
            <text:p>Golemancer</text:p>
          </table:table-cell>
          <table:table-cell table:style-name="ce102"/>
          <table:table-cell table:style-name="ce102" table:formula="of:=65+35" office:value-type="float" office:value="100" calcext:value-type="float">
            <text:p>100</text:p>
          </table:table-cell>
          <table:table-cell table:style-name="ce102" table:formula="of:=125+100+50+25" office:value-type="float" office:value="300" calcext:value-type="float">
            <text:p>300</text:p>
          </table:table-cell>
          <table:table-cell table:style-name="ce111" table:formula="of:=([.C31]/21)" office:value-type="float" office:value="4.76190476190476" calcext:value-type="float">
            <text:p>4.76</text:p>
          </table:table-cell>
          <table:table-cell table:style-name="ce111" table:formula="of:=([.D31]/15)" office:value-type="float" office:value="20" calcext:value-type="float">
            <text:p>20.00</text:p>
          </table:table-cell>
          <table:table-cell table:style-name="ce164" table:formula="of:=(([.$B$2]+[.$B31]+([.$I$10]*30))*[.C$2]*[.D$2])/[.E$2]*(1+([.$I$14]/100))" office:value-type="float" office:value="921.604210526316" calcext:value-type="float">
            <text:p>922</text:p>
          </table:table-cell>
          <table:table-cell table:style-name="ce170" table:formula="of:=((([.$B$2]+[.$B31]+VLOOKUP([.$B$9];[.$A$43:.$J$47];2;0)+VLOOKUP([.$B$10];[.$A$52:.$J$60];2;0)+([.$I$10]*30))*[.C$2]*[.D$2])+((([.$B$2]+[.$B31]+VLOOKUP([.$B$9];[.$A$43:.$J$47];2;0)+VLOOKUP([.$B$10];[.$A$52:.$J$60];2;0)+([.$I$10]*30))*[.C$2]*[.D$2])*(1+(((IF([.F$2]+[.E31]+[.I$11]+VLOOKUP([.$B$9];[.$A$43:.$E$47];5;0)+VLOOKUP([.$B$10];[.$A$52:.$E$60];5;0)&lt;100;[.F$2]+[.E31]+[.I$11]+VLOOKUP([.$B$9];[.$A$43:.$E$47];5;0)+VLOOKUP([.$B$10];[.$A$52:.$E$60];5;0);100)))/100)*((1+([.G$2]+[.F31]+VLOOKUP([.$B$9];[.$A$43:.$F$47];6;0)+VLOOKUP([.$B$10];[.$A$52:.$F$60];6;0))/100)-1))))/[.E$2]*(1+([.$I$14]/100))" office:value-type="float" office:value="3657.99428258049" calcext:value-type="float">
            <text:p>3658</text:p>
          </table:table-cell>
          <table:table-cell table:style-name="ce148" table:number-columns-repeated="2"/>
          <table:table-cell table:style-name="ce68"/>
          <table:table-cell table:style-name="ce74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Infiltration</text:p>
          </table:table-cell>
          <table:table-cell table:style-name="ce103" office:value-type="float" office:value="175" calcext:value-type="float">
            <text:p>175</text:p>
          </table:table-cell>
          <table:table-cell table:style-name="ce112" table:formula="of:=125+65+35" office:value-type="float" office:value="225" calcext:value-type="float">
            <text:p>225</text:p>
          </table:table-cell>
          <table:table-cell table:style-name="ce101"/>
          <table:table-cell table:style-name="ce111" table:formula="of:=([.C32]/21)" office:value-type="float" office:value="10.7142857142857" calcext:value-type="float">
            <text:p>10.71</text:p>
          </table:table-cell>
          <table:table-cell table:style-name="ce111"/>
          <table:table-cell table:style-name="ce164" table:formula="of:=(([.$B$2]+[.$B32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32]+VLOOKUP([.$B$9];[.$A$43:.$J$47];2;0)+VLOOKUP([.$B$10];[.$A$52:.$J$60];2;0)+([.$I$10]*30))*[.C$2]*[.D$2])+((([.$B$2]+[.$B32]+VLOOKUP([.$B$9];[.$A$43:.$J$47];2;0)+VLOOKUP([.$B$10];[.$A$52:.$J$60];2;0)+([.$I$10]*30))*[.C$2]*[.D$2])*(1+(((IF([.F$2]+[.E32]+[.I$11]+VLOOKUP([.$B$9];[.$A$43:.$E$47];5;0)+VLOOKUP([.$B$10];[.$A$52:.$E$60];5;0)&lt;100;[.F$2]+[.E32]+[.I$11]+VLOOKUP([.$B$9];[.$A$43:.$E$47];5;0)+VLOOKUP([.$B$10];[.$A$52:.$E$60];5;0);100)))/100)*((1+([.G$2]+[.F32]+VLOOKUP([.$B$9];[.$A$43:.$F$47];6;0)+VLOOKUP([.$B$10];[.$A$52:.$F$60];6;0))/100)-1))))/[.E$2]*(1+([.$I$14]/100))" office:value-type="float" office:value="3892.8570068703" calcext:value-type="float">
            <text:p>3893</text:p>
          </table:table-cell>
          <table:table-cell table:style-name="ce176"/>
          <table:table-cell table:style-name="ce148"/>
          <table:table-cell table:style-name="ce68"/>
          <table:table-cell table:style-name="ce227"/>
          <table:table-cell table:style-name="ce15" table:number-columns-repeated="241"/>
        </table:table-row>
        <table:table-row table:style-name="ro1">
          <table:table-cell table:style-name="ce57" office:value-type="string" calcext:value-type="string">
            <text:p>Privatee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office:value-type="float" office:value="125" calcext:value-type="float">
            <text:p>125</text:p>
          </table:table-cell>
          <table:table-cell table:style-name="ce103"/>
          <table:table-cell table:style-name="ce111" table:formula="of:=([.C33]/21)" office:value-type="float" office:value="5.95238095238095" calcext:value-type="float">
            <text:p>5.95</text:p>
          </table:table-cell>
          <table:table-cell table:style-name="ce156"/>
          <table:table-cell table:style-name="ce164" table:formula="of:=(([.$B$2]+[.$B33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33]+VLOOKUP([.$B$9];[.$A$43:.$J$47];2;0)+VLOOKUP([.$B$10];[.$A$52:.$J$60];2;0)+([.$I$10]*30))*[.C$2]*[.D$2])+((([.$B$2]+[.$B33]+VLOOKUP([.$B$9];[.$A$43:.$J$47];2;0)+VLOOKUP([.$B$10];[.$A$52:.$J$60];2;0)+([.$I$10]*30))*[.C$2]*[.D$2])*(1+(((IF([.F$2]+[.E33]+[.I$11]+VLOOKUP([.$B$9];[.$A$43:.$E$47];5;0)+VLOOKUP([.$B$10];[.$A$52:.$E$60];5;0)&lt;100;[.F$2]+[.E33]+[.I$11]+VLOOKUP([.$B$9];[.$A$43:.$E$47];5;0)+VLOOKUP([.$B$10];[.$A$52:.$E$60];5;0);100)))/100)*((1+([.G$2]+[.F33]+VLOOKUP([.$B$9];[.$A$43:.$F$47];6;0)+VLOOKUP([.$B$10];[.$A$52:.$F$60];6;0))/100)-1))))/[.E$2]*(1+([.$I$14]/100))" office:value-type="float" office:value="3773.48748919524" calcext:value-type="float">
            <text:p>3773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76"/>
          <table:table-cell table:style-name="ce13" table:number-columns-repeated="2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3" office:value-type="string" calcext:value-type="string">
            <text:p>Ranger</text:p>
          </table:table-cell>
          <table:table-cell table:style-name="ce102"/>
          <table:table-cell table:style-name="ce102" table:formula="of:=125+50+25" office:value-type="float" office:value="200" calcext:value-type="float">
            <text:p>200</text:p>
          </table:table-cell>
          <table:table-cell table:style-name="ce102" table:formula="of:=65+35" office:value-type="float" office:value="100" calcext:value-type="float">
            <text:p>100</text:p>
          </table:table-cell>
          <table:table-cell table:style-name="ce111" table:formula="of:=([.C34]/21)" office:value-type="float" office:value="9.52380952380952" calcext:value-type="float">
            <text:p>9.52</text:p>
          </table:table-cell>
          <table:table-cell table:style-name="ce111" table:formula="of:=([.D34]/15)" office:value-type="float" office:value="6.66666666666667" calcext:value-type="float">
            <text:p>6.67</text:p>
          </table:table-cell>
          <table:table-cell table:style-name="ce164" table:formula="of:=(([.$B$2]+[.$B34]+([.$I$10]*30))*[.C$2]*[.D$2])/[.E$2]*(1+([.$I$14]/100))" office:value-type="float" office:value="921.604210526316" calcext:value-type="float">
            <text:p>922</text:p>
          </table:table-cell>
          <table:table-cell table:style-name="ce170" table:formula="of:=((([.$B$2]+[.$B34]+VLOOKUP([.$B$9];[.$A$43:.$J$47];2;0)+VLOOKUP([.$B$10];[.$A$52:.$J$60];2;0)+([.$I$10]*30))*[.C$2]*[.D$2])+((([.$B$2]+[.$B34]+VLOOKUP([.$B$9];[.$A$43:.$J$47];2;0)+VLOOKUP([.$B$10];[.$A$52:.$J$60];2;0)+([.$I$10]*30))*[.C$2]*[.D$2])*(1+(((IF([.F$2]+[.E34]+[.I$11]+VLOOKUP([.$B$9];[.$A$43:.$E$47];5;0)+VLOOKUP([.$B$10];[.$A$52:.$E$60];5;0)&lt;100;[.F$2]+[.E34]+[.I$11]+VLOOKUP([.$B$9];[.$A$43:.$E$47];5;0)+VLOOKUP([.$B$10];[.$A$52:.$E$60];5;0);100)))/100)*((1+([.G$2]+[.F34]+VLOOKUP([.$B$9];[.$A$43:.$F$47];6;0)+VLOOKUP([.$B$10];[.$A$52:.$F$60];6;0))/100)-1))))/[.E$2]*(1+([.$I$14]/100))" office:value-type="float" office:value="3688.16827670882" calcext:value-type="float">
            <text:p>3688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cholar</text:p>
          </table:table-cell>
          <table:table-cell table:style-name="ce103" office:value-type="float" office:value="175" calcext:value-type="float">
            <text:p>175</text:p>
          </table:table-cell>
          <table:table-cell table:style-name="ce101"/>
          <table:table-cell table:style-name="ce112" table:formula="of:=125+65+35" office:value-type="float" office:value="225" calcext:value-type="float">
            <text:p>225</text:p>
          </table:table-cell>
          <table:table-cell table:style-name="ce101" office:value-type="float" office:value="0" calcext:value-type="float">
            <text:p>0</text:p>
          </table:table-cell>
          <table:table-cell table:style-name="ce111" table:formula="of:=([.D35]/15)" office:value-type="float" office:value="15" calcext:value-type="float">
            <text:p>15.00</text:p>
          </table:table-cell>
          <table:table-cell table:style-name="ce164" table:formula="of:=(([.$B$2]+[.$B35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35]+VLOOKUP([.$B$9];[.$A$43:.$J$47];2;0)+VLOOKUP([.$B$10];[.$A$52:.$J$60];2;0)+([.$I$10]*30))*[.C$2]*[.D$2])+((([.$B$2]+[.$B35]+VLOOKUP([.$B$9];[.$A$43:.$J$47];2;0)+VLOOKUP([.$B$10];[.$A$52:.$J$60];2;0)+([.$I$10]*30))*[.C$2]*[.D$2])*(1+(((IF([.F$2]+[.E35]+[.I$11]+VLOOKUP([.$B$9];[.$A$43:.$E$47];5;0)+VLOOKUP([.$B$10];[.$A$52:.$E$60];5;0)&lt;100;[.F$2]+[.E35]+[.I$11]+VLOOKUP([.$B$9];[.$A$43:.$E$47];5;0)+VLOOKUP([.$B$10];[.$A$52:.$E$60];5;0);100)))/100)*((1+([.G$2]+[.F35]+VLOOKUP([.$B$9];[.$A$43:.$F$47];6;0)+VLOOKUP([.$B$10];[.$A$52:.$F$60];6;0))/100)-1))))/[.E$2]*(1+([.$I$14]/100))" office:value-type="float" office:value="3718.68602880805" calcext:value-type="float">
            <text:p>3719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1">
          <table:table-cell table:style-name="ce57" office:value-type="string" calcext:value-type="string">
            <text:p>Strength</text:p>
          </table:table-cell>
          <table:table-cell table:style-name="ce103" office:value-type="float" office:value="175" calcext:value-type="float">
            <text:p>175</text:p>
          </table:table-cell>
          <table:table-cell table:style-name="ce103" table:number-columns-repeated="3"/>
          <table:table-cell table:style-name="ce156"/>
          <table:table-cell table:style-name="ce164" table:formula="of:=(([.$B$2]+[.$B36]+([.$I$10]*30))*[.C$2]*[.D$2])/[.E$2]*(1+([.$I$14]/100))" office:value-type="float" office:value="983.659130434783" calcext:value-type="float">
            <text:p>984</text:p>
          </table:table-cell>
          <table:table-cell table:style-name="ce170" table:formula="of:=((([.$B$2]+[.$B36]+VLOOKUP([.$B$9];[.$A$43:.$J$47];2;0)+VLOOKUP([.$B$10];[.$A$52:.$J$60];2;0)+([.$I$10]*30))*[.C$2]*[.D$2])+((([.$B$2]+[.$B36]+VLOOKUP([.$B$9];[.$A$43:.$J$47];2;0)+VLOOKUP([.$B$10];[.$A$52:.$J$60];2;0)+([.$I$10]*30))*[.C$2]*[.D$2])*(1+(((IF([.F$2]+[.E36]+[.I$11]+VLOOKUP([.$B$9];[.$A$43:.$E$47];5;0)+VLOOKUP([.$B$10];[.$A$52:.$E$60];5;0)&lt;100;[.F$2]+[.E36]+[.I$11]+VLOOKUP([.$B$9];[.$A$43:.$E$47];5;0)+VLOOKUP([.$B$10];[.$A$52:.$E$60];5;0);100)))/100)*((1+([.G$2]+[.F36]+VLOOKUP([.$B$9];[.$A$43:.$F$47];6;0)+VLOOKUP([.$B$10];[.$A$52:.$F$60];6;0))/100)-1))))/[.E$2]*(1+([.$I$14]/100))" office:value-type="float" office:value="3624.27559210142" calcext:value-type="float">
            <text:p>3624</text:p>
          </table:table-cell>
          <table:table-cell table:style-name="ce148" table:number-columns-repeated="2"/>
          <table:table-cell table:style-name="ce68"/>
          <table:table-cell table:style-name="ce67"/>
          <table:table-cell table:style-name="ce13" table:number-columns-repeated="2"/>
          <table:table-cell table:style-name="ce71"/>
          <table:table-cell table:style-name="ce74"/>
          <table:table-cell table:style-name="ce13" table:number-columns-repeated="2"/>
          <table:table-cell table:style-name="ce74"/>
          <table:table-cell table:style-name="ce13" table:number-columns-repeated="28"/>
          <table:table-cell table:style-name="ce77" table:number-columns-repeated="206"/>
        </table:table-row>
        <table:table-row table:style-name="ro3" table:number-rows-repeated="2">
          <table:table-cell table:number-columns-repeated="6"/>
          <table:table-cell table:style-name="ce42"/>
          <table:table-cell table:style-name="ce72"/>
          <table:table-cell table:style-name="ce42" table:number-columns-repeated="4"/>
          <table:table-cell table:number-columns-repeated="241"/>
        </table:table-row>
        <table:table-row table:style-name="ro1">
          <table:table-cell table:style-name="ce69" office:value-type="string" calcext:value-type="string">
            <text:p>Consumables</text:p>
          </table:table-cell>
          <table:table-cell table:style-name="ce110" office:value-type="string" calcext:value-type="string">
            <text:p><text:a xlink:href="http://wiki.guildwars2.com/wiki/Consumables" xlink:type="simple">http://wiki.guildwars2.com/wiki/Consumables</text:a></text:p>
          </table:table-cell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69"/>
          <table:table-cell table:style-name="ce110"/>
          <table:table-cell table:style-name="ce57" table:number-columns-repeated="6"/>
          <table:table-cell table:style-name="ce52"/>
          <table:table-cell table:style-name="ce186"/>
          <table:table-cell table:style-name="ce57" table:number-columns-repeated="2"/>
          <table:table-cell table:style-name="ce92"/>
          <table:table-cell table:number-columns-repeated="240"/>
        </table:table-row>
        <table:table-row table:style-name="ro1">
          <table:table-cell table:style-name="ce52" office:value-type="string" calcext:value-type="string">
            <text:p>Enhancements</text:p>
          </table:table-cell>
          <table:table-cell table:number-columns-repeated="5"/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27"/>
          <table:table-cell table:number-columns-repeated="240"/>
        </table:table-row>
        <table:table-row table:style-name="ro1">
          <table:table-cell table:style-name="ce69" office:value-type="string" calcext:value-type="string">
            <text:p>Sharpening Stones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25" office:value-type="string" calcext:value-type="string">
            <text:p>Crit %</text:p>
          </table:table-cell>
          <table:table-cell table:style-name="ce125" office:value-type="string" calcext:value-type="string">
            <text:p>Crit Dmg</text:p>
          </table:table-cell>
          <table:table-cell table:style-name="ce103" table:number-columns-repeated="2"/>
          <table:table-cell table:style-name="ce182" table:number-columns-repeated="2"/>
          <table:table-cell table:style-name="ce139" table:formula="of:=MAX([.J43:.J47])" office:value-type="float" office:value="96.6567432494279" calcext:value-type="float">
            <text:p>97</text:p>
          </table:table-cell>
          <table:table-cell table:style-name="ce151" table:formula="of:=COUNTIF([.J43:.J47];[.K42])" office:value-type="float" office:value="4" calcext:value-type="float">
            <text:p>4</text:p>
          </table:table-cell>
          <table:table-cell table:style-name="ce325"/>
          <table:table-cell table:number-columns-repeated="240"/>
        </table:table-row>
        <table:table-row table:style-name="ro1">
          <table:table-cell table:style-name="ce70" office:value-type="string" calcext:value-type="string">
            <text:p>Potent Superior Sharpening Ston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3]/21" office:value-type="float" office:value="0" calcext:value-type="float">
            <text:p>0.00</text:p>
          </table:table-cell>
          <table:table-cell table:style-name="ce111" table:formula="of:=[.D43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3]*[.$C$2]*[.$D$2])/[.$E$2])" office:value-type="float" office:value="48.328371624714" calcext:value-type="float">
            <text:p>48</text:p>
          </table:table-cell>
          <table:table-cell table:style-name="ce182" table:formula="of:=((([.B43]*[.$C$2]*[.$D$2])+(([.B43]*[.$C$2]*[.$D$2])*(1+([.F43]/100)*(1+([.G43]/100)-1))))/[.$E$2])*(1+([.$H$12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Ogre Sharpening Stone 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4]/21" office:value-type="float" office:value="0" calcext:value-type="float">
            <text:p>0.00</text:p>
          </table:table-cell>
          <table:table-cell table:style-name="ce111" table:formula="of:=[.D44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4]*[.$C$2]*[.$D$2])/[.$E$2])" office:value-type="float" office:value="48.328371624714" calcext:value-type="float">
            <text:p>48</text:p>
          </table:table-cell>
          <table:table-cell table:style-name="ce182" table:formula="of:=((([.B44]*[.$C$2]*[.$D$2])+(([.B44]*[.$C$2]*[.$D$2])*(1+([.F44]/100)*(1+([.G44]/100)-1))))/[.$E$2])*(1+([.$H$12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Superior Sharpening Ston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12" table:number-columns-repeated="2"/>
          <table:table-cell table:style-name="ce111" table:formula="of:=[.C45]/21" office:value-type="float" office:value="0" calcext:value-type="float">
            <text:p>0.00</text:p>
          </table:table-cell>
          <table:table-cell table:style-name="ce111" table:formula="of:=[.D45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45]*[.$C$2]*[.$D$2])/[.$E$2])" office:value-type="float" office:value="48.328371624714" calcext:value-type="float">
            <text:p>48</text:p>
          </table:table-cell>
          <table:table-cell table:style-name="ce182" table:formula="of:=((([.B45]*[.$C$2]*[.$D$2])+(([.B45]*[.$C$2]*[.$D$2])*(1+([.F45]/100)*(1+([.G45]/100)-1))))/[.$E$2])*(1+([.$H$12]/100))" office:value-type="float" office:value="96.6567432494279" calcext:value-type="float">
            <text:p>9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57" office:value-type="string" calcext:value-type="string">
            <text:p>Tin of Fruitcake</text:p>
          </table:table-cell>
          <table:table-cell table:style-name="ce108" table:formula="of:=([.$F$2]*21+895)*0.03+(([.$G$2]-150)*15)*0.06" office:value-type="float" office:value="136.29" calcext:value-type="float">
            <text:p>136</text:p>
          </table:table-cell>
          <table:table-cell table:style-name="ce103" table:number-columns-repeated="2"/>
          <table:table-cell table:style-name="ce111" table:formula="of:=[.C46]/21" office:value-type="float" office:value="0" calcext:value-type="float">
            <text:p>0.00</text:p>
          </table:table-cell>
          <table:table-cell table:style-name="ce111" table:formula="of:=[.D46]/15" office:value-type="float" office:value="0" calcext:value-type="float">
            <text:p>0.00</text:p>
          </table:table-cell>
          <table:table-cell table:style-name="ce103" table:number-columns-repeated="2"/>
          <table:table-cell table:style-name="ce182" table:formula="of:=(([.B46]*[.$C$2]*[.$D$2])/[.$E$2])" office:value-type="float" office:value="48.328371624714" calcext:value-type="float">
            <text:p>48</text:p>
          </table:table-cell>
          <table:table-cell table:style-name="ce182" table:formula="of:=((([.B46]*[.$C$2]*[.$D$2])+(([.B46]*[.$C$2]*[.$D$2])*(1+([.F46]/100)*(1+([.G46]/100)-1))))/[.$E$2])*(1+([.$H$12]/100))" office:value-type="float" office:value="96.6567432494279" calcext:value-type="float">
            <text:p>97</text:p>
          </table:table-cell>
          <table:table-cell table:style-name="ce57" table:number-columns-repeated="2"/>
          <table:table-cell table:style-name="ce27"/>
          <table:table-cell table:number-columns-repeated="240"/>
        </table:table-row>
        <table:table-row table:style-name="ro1">
          <table:table-cell table:style-name="ce70" office:value-type="string" calcext:value-type="string">
            <text:p>Furious Sharpening Stone </text:p>
          </table:table-cell>
          <table:table-cell table:style-name="ce111" table:formula="of:=([.$F$2]*21+895)*0.03" office:value-type="float" office:value="63.39" calcext:value-type="float">
            <text:p>63.39</text:p>
          </table:table-cell>
          <table:table-cell table:style-name="ce112"/>
          <table:table-cell table:style-name="ce111" table:formula="of:=([.$F$2]*21+895)*0.03" office:value-type="float" office:value="63.39" calcext:value-type="float">
            <text:p>63.39</text:p>
          </table:table-cell>
          <table:table-cell table:style-name="ce111" table:formula="of:=[.C47]/21" office:value-type="float" office:value="0" calcext:value-type="float">
            <text:p>0.00</text:p>
          </table:table-cell>
          <table:table-cell table:style-name="ce111" table:formula="of:=[.D47]/15" office:value-type="float" office:value="4.226" calcext:value-type="float">
            <text:p>4.23</text:p>
          </table:table-cell>
          <table:table-cell table:style-name="ce112" table:number-columns-repeated="2"/>
          <table:table-cell table:style-name="ce182" table:formula="of:=(([.B47]*[.$C$2]*[.$D$2])/[.$E$2])" office:value-type="float" office:value="22.4780649885584" calcext:value-type="float">
            <text:p>22</text:p>
          </table:table-cell>
          <table:table-cell table:style-name="ce182" table:formula="of:=((([.B47]*[.$C$2]*[.$D$2])+(([.B47]*[.$C$2]*[.$D$2])*(1+([.F47]/100)*(1+([.G47]/100)-1))))/[.$E$2])*(1+([.$H$12]/100))" office:value-type="float" office:value="44.9561299771167" calcext:value-type="float">
            <text:p>45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7"/>
          <table:table-cell table:style-name="ce182" table:number-columns-repeated="2"/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110" table:number-columns-repeated="11"/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Nourishments</text:p>
          </table:table-cell>
          <table:table-cell table:number-columns-repeated="5"/>
          <table:table-cell table:style-name="ce101" table:number-columns-repeated="2"/>
          <table:table-cell table:style-name="ce147" office:value-type="string" calcext:value-type="string">
            <text:p>Base Dmg</text:p>
          </table:table-cell>
          <table:table-cell table:style-name="ce147" office:value-type="string" calcext:value-type="string">
            <text:p>Dmg on Crit</text:p>
          </table:table-cell>
          <table:table-cell table:style-name="ce137" office:value-type="string" calcext:value-type="string">
            <text:p>Max Dmg</text:p>
          </table:table-cell>
          <table:table-cell table:style-name="ce137" office:value-type="string" calcext:value-type="string">
            <text:p># Matched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69" office:value-type="string" calcext:value-type="string">
            <text:p>Power Food</text:p>
          </table:table-cell>
          <table:table-cell table:style-name="ce101" office:value-type="string" calcext:value-type="string">
            <text:p>Power</text:p>
          </table:table-cell>
          <table:table-cell table:style-name="ce101" office:value-type="string" calcext:value-type="string">
            <text:p>Precision</text:p>
          </table:table-cell>
          <table:table-cell table:style-name="ce101" office:value-type="string" calcext:value-type="string">
            <text:p>Ferocity</text:p>
          </table:table-cell>
          <table:table-cell table:style-name="ce125" office:value-type="string" calcext:value-type="string">
            <text:p>Crit %</text:p>
          </table:table-cell>
          <table:table-cell table:style-name="ce125" office:value-type="string" calcext:value-type="string">
            <text:p>Crit Dmg</text:p>
          </table:table-cell>
          <table:table-cell table:style-name="ce112" table:number-columns-repeated="2"/>
          <table:table-cell table:style-name="ce182" table:number-columns-repeated="2"/>
          <table:table-cell table:style-name="ce139" table:formula="of:=MAX([.J52:.J60])" office:value-type="float" office:value="141.839816933638" calcext:value-type="float">
            <text:p>142</text:p>
          </table:table-cell>
          <table:table-cell table:style-name="ce151" table:formula="of:=COUNTIF([.J52:.J60];[.K51])" office:value-type="float" office:value="3" calcext:value-type="float">
            <text:p>3</text:p>
          </table:table-cell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Jerk Poultry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table:number-columns-repeated="2"/>
          <table:table-cell table:style-name="ce112" table:formula="of:=[.C52]/21" office:value-type="float" office:value="0" calcext:value-type="float">
            <text:p>0</text:p>
          </table:table-cell>
          <table:table-cell table:style-name="ce111" table:formula="of:=[.D52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2]*[.$C$2]*[.$D$2])/[.$E$2])" office:value-type="float" office:value="53.1899313501144" calcext:value-type="float">
            <text:p>53</text:p>
          </table:table-cell>
          <table:table-cell table:style-name="ce182" table:formula="of:=((([.B52]*[.$C$2]*[.$D$2])+(([.B52]*[.$C$2]*[.$D$2])*(1+([.F52]/100)*(1+([.G52]/100)-1))))/[.$E$2])*(1+([.$H$12]/100))" office:value-type="float" office:value="106.379862700229" calcext:value-type="float">
            <text:p>106</text:p>
          </table:table-cell>
          <table:table-cell table:style-name="ce57" table:number-columns-repeated="2"/>
          <table:table-cell table:style-name="ce218"/>
          <table:table-cell table:number-columns-repeated="240"/>
        </table:table-row>
        <table:table-row table:style-name="ro1">
          <table:table-cell table:style-name="ce73" office:value-type="string" calcext:value-type="string">
            <text:p>Block of Tofu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100" calcext:value-type="float">
            <text:p>100</text:p>
          </table:table-cell>
          <table:table-cell table:style-name="ce112" table:formula="of:=[.C53]/21" office:value-type="float" office:value="0" calcext:value-type="float">
            <text:p>0</text:p>
          </table:table-cell>
          <table:table-cell table:style-name="ce111" table:formula="of:=[.D53]/15" office:value-type="float" office:value="6.66666666666667" calcext:value-type="float">
            <text:p>6.67</text:p>
          </table:table-cell>
          <table:table-cell table:style-name="ce112" table:number-columns-repeated="2"/>
          <table:table-cell table:style-name="ce182" table:formula="of:=(([.B53]*[.$C$2]*[.$D$2])/[.$E$2])" office:value-type="float" office:value="35.4599542334096" calcext:value-type="float">
            <text:p>35</text:p>
          </table:table-cell>
          <table:table-cell table:style-name="ce182" table:formula="of:=((([.B53]*[.$C$2]*[.$D$2])+(([.B53]*[.$C$2]*[.$D$2])*(1+([.F53]/100)*(1+([.G53]/100)-1))))/[.$E$2])*(1+([.$H$12]/100))" office:value-type="float" office:value="70.9199084668192" calcext:value-type="float">
            <text:p>71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Avocado Smoothie</text:p>
          </table:table-cell>
          <table:table-cell table:style-name="ce112" office:value-type="float" office:value="80" calcext:value-type="float">
            <text:p>80</text:p>
          </table:table-cell>
          <table:table-cell table:style-name="ce112"/>
          <table:table-cell table:style-name="ce112" office:value-type="float" office:value="60" calcext:value-type="float">
            <text:p>60</text:p>
          </table:table-cell>
          <table:table-cell table:style-name="ce112" table:formula="of:=[.C54]/21" office:value-type="float" office:value="0" calcext:value-type="float">
            <text:p>0</text:p>
          </table:table-cell>
          <table:table-cell table:style-name="ce111" table:formula="of:=[.D54]/15" office:value-type="float" office:value="4" calcext:value-type="float">
            <text:p>4.00</text:p>
          </table:table-cell>
          <table:table-cell table:style-name="ce112" table:number-columns-repeated="2"/>
          <table:table-cell table:style-name="ce182" table:formula="of:=(([.B54]*[.$C$2]*[.$D$2])/[.$E$2])" office:value-type="float" office:value="28.3679633867277" calcext:value-type="float">
            <text:p>28</text:p>
          </table:table-cell>
          <table:table-cell table:style-name="ce182" table:formula="of:=((([.B54]*[.$C$2]*[.$D$2])+(([.B54]*[.$C$2]*[.$D$2])*(1+([.F54]/100)*(1+([.G54]/100)-1))))/[.$E$2])*(1+([.$H$12]/100))" office:value-type="float" office:value="56.7359267734554" calcext:value-type="float">
            <text:p>57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Carrot Souffle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5]/21" office:value-type="float" office:value="0" calcext:value-type="float">
            <text:p>0</text:p>
          </table:table-cell>
          <table:table-cell table:style-name="ce111" table:formula="of:=[.D55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5]*[.$C$2]*[.$D$2])/[.$E$2])" office:value-type="float" office:value="70.9199084668192" calcext:value-type="float">
            <text:p>71</text:p>
          </table:table-cell>
          <table:table-cell table:style-name="ce182" table:formula="of:=((([.B55]*[.$C$2]*[.$D$2])+(([.B55]*[.$C$2]*[.$D$2])*(1+([.F55]/100)*(1+([.G55]/100)-1))))/[.$E$2])*(1+([.$H$12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Plate of Truffle Steak Dinner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6]/21" office:value-type="float" office:value="0" calcext:value-type="float">
            <text:p>0</text:p>
          </table:table-cell>
          <table:table-cell table:style-name="ce111" table:formula="of:=[.D56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6]*[.$C$2]*[.$D$2])/[.$E$2])" office:value-type="float" office:value="70.9199084668192" calcext:value-type="float">
            <text:p>71</text:p>
          </table:table-cell>
          <table:table-cell table:style-name="ce182" table:formula="of:=((([.B56]*[.$C$2]*[.$D$2])+(([.B56]*[.$C$2]*[.$D$2])*(1+([.F56]/100)*(1+([.G56]/100)-1))))/[.$E$2])*(1+([.$H$12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3" office:value-type="string" calcext:value-type="string">
            <text:p>Dragon’s Breath Bun</text:p>
          </table:table-cell>
          <table:table-cell table:style-name="ce112" office:value-type="float" office:value="200" calcext:value-type="float">
            <text:p>2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57]/21" office:value-type="float" office:value="0" calcext:value-type="float">
            <text:p>0</text:p>
          </table:table-cell>
          <table:table-cell table:style-name="ce111" table:formula="of:=[.D57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57]*[.$C$2]*[.$D$2])/[.$E$2])" office:value-type="float" office:value="70.9199084668192" calcext:value-type="float">
            <text:p>71</text:p>
          </table:table-cell>
          <table:table-cell table:style-name="ce182" table:formula="of:=((([.B57]*[.$C$2]*[.$D$2])+(([.B57]*[.$C$2]*[.$D$2])*(1+([.F57]/100)*(1+([.G57]/100)-1))))/[.$E$2])*(1+([.$H$12]/100))" office:value-type="float" office:value="141.839816933638" calcext:value-type="float">
            <text:p>142</text:p>
          </table:table-cell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Truffle Steak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70" calcext:value-type="float">
            <text:p>70</text:p>
          </table:table-cell>
          <table:table-cell table:style-name="ce112"/>
          <table:table-cell table:style-name="ce111" table:formula="of:=[.C58]/21" office:value-type="float" office:value="3.33333333333333" calcext:value-type="float">
            <text:p>3.33</text:p>
          </table:table-cell>
          <table:table-cell table:style-name="ce111" table:formula="of:=[.D58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8]*[.$C$2]*[.$D$2])/[.$E$2])" office:value-type="float" office:value="35.4599542334096" calcext:value-type="float">
            <text:p>35</text:p>
          </table:table-cell>
          <table:table-cell table:style-name="ce182" table:formula="of:=((([.B58]*[.$C$2]*[.$D$2])+(([.B58]*[.$C$2]*[.$D$2])*(1+([.F58]/100)*(1+([.G58]/100)-1))))/[.$E$2])*(1+([.$H$12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Plate of Steak and Asparagus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60" calcext:value-type="float">
            <text:p>60</text:p>
          </table:table-cell>
          <table:table-cell table:style-name="ce112"/>
          <table:table-cell table:style-name="ce111" table:formula="of:=[.C59]/21" office:value-type="float" office:value="2.85714285714286" calcext:value-type="float">
            <text:p>2.86</text:p>
          </table:table-cell>
          <table:table-cell table:style-name="ce111" table:formula="of:=[.D59]/15" office:value-type="float" office:value="0" calcext:value-type="float">
            <text:p>0.00</text:p>
          </table:table-cell>
          <table:table-cell table:style-name="ce112" table:number-columns-repeated="2"/>
          <table:table-cell table:style-name="ce182" table:formula="of:=(([.B59]*[.$C$2]*[.$D$2])/[.$E$2])" office:value-type="float" office:value="28.3679633867277" calcext:value-type="float">
            <text:p>28</text:p>
          </table:table-cell>
          <table:table-cell table:style-name="ce182" table:formula="of:=((([.B59]*[.$C$2]*[.$D$2])+(([.B59]*[.$C$2]*[.$D$2])*(1+([.F59]/100)*(1+([.G59]/100)-1))))/[.$E$2])*(1+([.$H$12]/100))" office:value-type="float" office:value="56.7359267734554" calcext:value-type="float">
            <text:p>57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 office:value-type="string" calcext:value-type="string">
            <text:p>Bowl of Sweet and Spicy Butternut Squash Soup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/>
          <table:table-cell table:style-name="ce112" office:value-type="float" office:value="70" calcext:value-type="float">
            <text:p>70</text:p>
          </table:table-cell>
          <table:table-cell table:style-name="ce112" table:formula="of:=[.C60]/21" office:value-type="float" office:value="0" calcext:value-type="float">
            <text:p>0</text:p>
          </table:table-cell>
          <table:table-cell table:style-name="ce111" table:formula="of:=[.D60]/15" office:value-type="float" office:value="4.66666666666667" calcext:value-type="float">
            <text:p>4.67</text:p>
          </table:table-cell>
          <table:table-cell table:style-name="ce112" table:number-columns-repeated="2"/>
          <table:table-cell table:style-name="ce182" table:formula="of:=(([.B60]*[.$C$2]*[.$D$2])/[.$E$2])" office:value-type="float" office:value="35.4599542334096" calcext:value-type="float">
            <text:p>35</text:p>
          </table:table-cell>
          <table:table-cell table:style-name="ce182" table:formula="of:=((([.B60]*[.$C$2]*[.$D$2])+(([.B60]*[.$C$2]*[.$D$2])*(1+([.F60]/100)*(1+([.G60]/100)-1))))/[.$E$2])*(1+([.$H$12]/100))" office:value-type="float" office:value="70.9199084668192" calcext:value-type="float">
            <text:p>71</text:p>
          </table:table-cell>
          <table:table-cell table:style-name="ce110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70"/>
          <table:table-cell table:style-name="ce57" table:number-columns-repeated="7"/>
          <table:table-cell table:style-name="ce110" table:number-columns-repeated="2"/>
          <table:table-cell table:style-name="ce5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/>
          <table:table-cell table:style-name="ce32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 table:number-rows-repeated="2">
          <table:table-cell table:style-name="ce257"/>
          <table:table-cell table:style-name="ce304" table:number-columns-repeated="3"/>
          <table:table-cell table:style-name="ce311" table:number-columns-repeated="2"/>
          <table:table-cell table:style-name="ce27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9"/>
          <table:table-cell table:style-name="ce27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91"/>
          <table:table-cell table:style-name="ce304" table:number-columns-repeated="7"/>
          <table:table-cell table:style-name="ce78" table:number-columns-repeated="2"/>
          <table:table-cell table:style-name="ce298" table:number-columns-repeated="2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23"/>
          <table:table-cell table:style-name="ce299"/>
          <table:table-cell table:style-name="ce304"/>
          <table:table-cell table:number-columns-repeated="240"/>
        </table:table-row>
        <table:table-row table:style-name="ro1">
          <table:table-cell table:style-name="ce257"/>
          <table:table-cell table:style-name="ce304" table:number-columns-repeated="5"/>
          <table:table-cell table:style-name="ce311"/>
          <table:table-cell table:style-name="ce304"/>
          <table:table-cell table:style-name="ce320" table:number-columns-repeated="2"/>
          <table:table-cell table:style-name="ce304" table:number-columns-repeated="3"/>
          <table:table-cell table:number-columns-repeated="240"/>
        </table:table-row>
        <table:table-row table:style-name="ro3">
          <table:table-cell table:style-name="ce37"/>
          <table:table-cell table:style-name="ce153" table:number-columns-repeated="12"/>
          <table:table-cell table:number-columns-repeated="240"/>
        </table:table-row>
        <table:table-row table:style-name="ro3">
          <table:table-cell table:style-name="ce37"/>
          <table:table-cell table:style-name="ce175"/>
          <table:table-cell table:style-name="ce153" table:number-columns-repeated="11"/>
          <table:table-cell table:number-columns-repeated="240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2"/>
          <table:table-cell table:number-columns-repeated="6"/>
          <table:table-cell table:style-name="ce55"/>
          <table:table-cell table:number-columns-repeated="243"/>
        </table:table-row>
        <table:table-row table:style-name="ro3" table:number-rows-repeated="1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7"/>
          <table:table-cell table:style-name="ce31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7"/>
          <table:table-cell/>
          <table:table-cell table:style-name="ce55"/>
          <table:table-cell table:number-columns-repeated="243"/>
        </table:table-row>
        <table:table-row table:style-name="ro3" table:number-rows-repeated="4">
          <table:table-cell table:number-columns-repeated="253"/>
        </table:table-row>
        <table:table-row table:style-name="ro3">
          <table:table-cell table:style-name="ce31"/>
          <table:table-cell table:style-name="ce54" table:number-columns-repeated="5"/>
          <table:table-cell table:style-name="ce31" table:number-columns-repeated="3"/>
          <table:table-cell table:style-name="ce54"/>
          <table:table-cell table:style-name="ce31" table:number-columns-repeated="2"/>
          <table:table-cell table:number-columns-repeated="241"/>
        </table:table-row>
        <table:table-row table:style-name="ro3" table:number-rows-repeated="2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  <table:table-row table:style-name="ro3">
          <table:table-cell table:number-columns-repeated="253"/>
        </table:table-row>
        <table:table-row table:style-name="ro3">
          <table:table-cell/>
          <table:table-cell table:style-name="ce55" table:number-columns-repeated="5"/>
          <table:table-cell table:number-columns-repeated="3"/>
          <table:table-cell table:style-name="ce55"/>
          <table:table-cell table:number-columns-repeated="243"/>
        </table:table-row>
      </table:table>
      <table:named-expressions/>
      <table:database-ranges>
        <table:database-range table:name="__Anonymous_Sheet_DB__1" table:target-range-address="'Simple DPS Calc'.A27:'Simple DPS Calc'.XFD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fo:font-size="10pt" style:font-name-asian="Lucida Sans Unicode" style:font-family-asian="'Lucida Sans Unicode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0" number:min-decimal-places="0" number:min-integer-digits="0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3">
      <number:number number:decimal-places="17" number:min-decimal-places="17" number:min-integer-digits="1"/>
    </number:number-style>
    <number:number-style style:name="N144">
      <number:number number:decimal-places="18" number:min-decimal-places="18" number:min-integer-digits="1"/>
    </number:number-style>
    <number:number-style style:name="N145">
      <number:number number:decimal-places="19" number:min-decimal-places="19" number:min-integer-digits="1"/>
    </number:number-style>
    <number:number-style style:name="N146">
      <number:number number:decimal-places="20" number:min-decimal-places="20" number:min-integer-digits="1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15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15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153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54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55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6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5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58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59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60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61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62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63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64">
      <number:scientific-number number:decimal-places="0" number:min-decimal-places="0" number:min-integer-digits="1" number:min-exponent-digits="3" number:exponent-interval="1" number:forced-exponent-sign="true"/>
    </number:number-style>
    <number:date-style style:name="N165">
      <number:day number:style="long"/>
      <number:text>-</number:text>
      <number:month number:textual="true"/>
      <number:text>-</number:text>
      <number:year/>
    </number:date-style>
    <number:date-style style:name="N166">
      <number:day number:style="long"/>
      <number:text>-</number:text>
      <number:month number:textual="true"/>
    </number:date-style>
    <number:date-style style:name="N167">
      <number:month number:textual="true"/>
      <number:text>-</number:text>
      <number:year/>
    </number:date-style>
    <number:time-style style:name="N168">
      <number:hours/>
      <number:text>:</number:text>
      <number:minutes number:style="long"/>
      <number:text> </number:text>
      <number:am-pm/>
    </number:tim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GB">
      <number:number number:decimal-places="2" number:min-decimal-places="2" number:min-integer-digits="1" number:grouping="true"/>
    </number:number-style>
    <number:number-style style:name="N10127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0P0"/>
    </number:currency-style>
    <number:currency-style style:name="N2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31P0"/>
    </number:currency-style>
    <number:currency-style style:name="N2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34P0"/>
    </number:currency-style>
    <number:date-style style:name="N20135" number:language="en" number:country="US">
      <number:month/>
      <number:text>/</number:text>
      <number:day/>
      <number:text>/</number:text>
      <number:year number:style="long"/>
    </number:date-style>
    <number:date-style style:name="N20136" number:language="en" number:country="US">
      <number:day/>
      <number:text>-</number:text>
      <number:month number:textual="true"/>
      <number:text>-</number:text>
      <number:year/>
    </number:date-style>
    <number:date-style style:name="N20137" number:language="en" number:country="US">
      <number:day/>
      <number:text>-</number:text>
      <number:month number:textual="true"/>
    </number:date-style>
    <number:date-style style:name="N20138" number:language="en" number:country="US">
      <number:month number:textual="true"/>
      <number:text>-</number:text>
      <number:year/>
    </number:date-style>
    <number:time-style style:name="N20139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41" number:language="en" number:country="US">
      <number:hours/>
      <number:text>:</number:text>
      <number:minutes number:style="long"/>
    </number:time-style>
    <number:time-style style:name="N2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45P0"/>
    </number:number-style>
    <number:number-style style:name="N2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7P0"/>
    </number:number-style>
    <number:number-style style:name="N2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63" number:language="en" number:country="US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Lucida Sans Unicode" style:font-family-asian="'Lucida Sans Unicode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81d41a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2" style:family="table-cell" style:parent-style-name="Default">
      <style:text-properties fo:color="#f10d0c" fo:font-style="italic"/>
    </style:style>
    <style:style style:name="Untitled3" style:family="table-cell" style:parent-style-name="Default">
      <style:text-properties fo:color="#dc2300" fo:font-weight="bold"/>
    </style:style>
    <style:style style:name="Warning_20_-_20_Mild" style:display-name="Warning - Mild" style:family="table-cell" style:parent-style-name="Default">
      <style:text-properties fo:color="#ff8000" fo:font-weight="bold"/>
    </style:style>
    <style:style style:name="Warning_20_Bold" style:display-name="Warning Bold" style:family="table-cell" style:parent-style-name="Default">
      <style:text-properties fo:color="#f10d0c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9:58:20.67608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mage_20_Calc" style:display-name="PageStyle_Damage Cal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ear_20_Calc" style:display-name="PageStyle_Gear Calc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4-09-30T12:34:12</meta:creation-date>
    <dc:language>en</dc:language>
    <meta:editing-cycles>597</meta:editing-cycles>
    <meta:editing-duration>P4DT22H4M13S</meta:editing-duration>
    <meta:generator>LibreOffice/25.8.1.1$Windows_X86_64 LibreOffice_project/54047653041915e595ad4e45cccea684809c77b5</meta:generator>
    <dc:date>2025-10-06T20:13:45.289329500</dc:date>
    <meta:document-statistic meta:table-count="2" meta:cell-count="255" meta:object-count="0"/>
  </office:meta>
</office:document-meta>
</file>